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Times New Roman" officeooo:rsid="000dbb49" officeooo:paragraph-rsid="000dbb49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imes New Roman" officeooo:rsid="000dbb49" officeooo:paragraph-rsid="000f3897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officeooo:rsid="000dbb49" officeooo:paragraph-rsid="000dbb49" style:font-size-asian="16pt" style:font-size-complex="16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officeooo:rsid="000f3897" officeooo:paragraph-rsid="000f3897"/>
    </style:style>
    <style:style style:name="T1" style:family="text">
      <style:text-properties officeooo:rsid="000f3897"/>
    </style:style>
    <style:style style:name="T2" style:family="text">
      <style:text-properties officeooo:rsid="0010ab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ma 18</text:p>
      <text:list xml:id="list1484490738231737470" text:style-name="L1">
        <text:list-item>
          <text:p text:style-name="P1">Nivel interno( existen tres niveles; nivel externo, nivel conceptual y nivel interno)</text:p>
        </text:list-item>
        <text:list-item>
          <text:p text:style-name="P2">Vacuum <text:span text:style-name="T1">(comando de sql) (vacuum | vacuum full)</text:span></text:p>
          <text:list>
            <text:list-item>
              <text:p text:style-name="P4">vacuum: reclama el espacio ocupado por filas marcadas como borradas y deja el hueco libre. <text:span text:style-name="T2">Se le puede hace a toda la BD o a una sola tabla.</text:span></text:p>
            </text:list-item>
            <text:list-item>
              <text:p text:style-name="P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6:47:34.122356940</meta:creation-date>
    <dc:date>2017-04-03T17:16:23.777871360</dc:date>
    <meta:editing-duration>PT8M29S</meta:editing-duration>
    <meta:editing-cycles>1</meta:editing-cycles>
    <meta:document-statistic meta:table-count="0" meta:image-count="0" meta:object-count="0" meta:page-count="1" meta:paragraph-count="5" meta:word-count="54" meta:character-count="282" meta:non-whitespace-character-count="236"/>
    <meta:generator>LibreOffice/5.1.6.2$Linux_X86_64 LibreOffice_project/10m0$Build-2</meta:generator>
  </office:meta>
</office:document-meta>
</file>